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BoldMT" svg:font-family="Arial-BoldMT"/>
    <style:font-face style:name="Mangal1" svg:font-family="Mangal"/>
    <style:font-face style:name="OpenSymbol" svg:font-family="OpenSymbol"/>
    <style:font-face style:name="Arial-ItalicMT" svg:font-family="Arial-ItalicMT" style:font-family-generic="script"/>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993cm" table:align="margins"/>
    </style:style>
    <style:style style:name="Tableau1.A" style:family="table-column">
      <style:table-column-properties style:column-width="5.435cm" style:rel-column-width="3081*"/>
    </style:style>
    <style:style style:name="Tableau1.B" style:family="table-column">
      <style:table-column-properties style:column-width="11.559cm" style:rel-column-width="6553*"/>
    </style:style>
    <style:style style:name="Tableau1.A1" style:family="table-cell">
      <style:table-cell-properties style:vertical-align=""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6.993cm" table:align="margins"/>
    </style:style>
    <style:style style:name="Tableau2.A" style:family="table-column">
      <style:table-column-properties style:column-width="16.993cm" style:rel-column-width="65535*"/>
    </style:style>
    <style:style style:name="Tableau2.A1" style:family="table-cell">
      <style:table-cell-properties fo:padding="0cm" fo:border="none"/>
    </style:style>
    <style:style style:name="Tableau3" style:family="table">
      <style:table-properties style:width="16.993cm" table:align="margins"/>
    </style:style>
    <style:style style:name="Tableau3.A" style:family="table-column">
      <style:table-column-properties style:column-width="16.993cm" style:rel-column-width="65535*"/>
    </style:style>
    <style:style style:name="Tableau3.A1" style:family="table-cell">
      <style:table-cell-properties fo:padding="0cm" fo:border="none"/>
    </style:style>
    <style:style style:name="Tableau4" style:family="table">
      <style:table-properties style:width="16.993cm" table:align="margins"/>
    </style:style>
    <style:style style:name="Tableau4.A" style:family="table-column">
      <style:table-column-properties style:column-width="5.435cm" style:rel-column-width="3081*"/>
    </style:style>
    <style:style style:name="Tableau4.B" style:family="table-column">
      <style:table-column-properties style:column-width="11.559cm" style:rel-column-width="6553*"/>
    </style:style>
    <style:style style:name="Tableau4.A1" style:family="table-cell">
      <style:table-cell-properties style:vertical-align=""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6.993cm" table:align="margins"/>
    </style:style>
    <style:style style:name="Tableau5.A" style:family="table-column">
      <style:table-column-properties style:column-width="16.993cm" style:rel-column-width="65535*"/>
    </style:style>
    <style:style style:name="Tableau5.A1" style:family="table-cell">
      <style:table-cell-properties fo:padding="0cm" fo:border="none"/>
    </style:style>
    <style:style style:name="Tableau6" style:family="table">
      <style:table-properties style:width="16.993cm" table:align="margins"/>
    </style:style>
    <style:style style:name="Tableau6.A" style:family="table-column">
      <style:table-column-properties style:column-width="5.435cm" style:rel-column-width="3081*"/>
    </style:style>
    <style:style style:name="Tableau6.B" style:family="table-column">
      <style:table-column-properties style:column-width="11.559cm" style:rel-column-width="6553*"/>
    </style:style>
    <style:style style:name="Tableau6.A1" style:family="table-cell">
      <style:table-cell-properties style:vertical-align=""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color="#666666"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color="#000000"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color="#000000" fo:font-size="20pt" fo:font-weight="bold" style:font-size-asian="20pt" style:font-weight-asian="bold" style:font-size-complex="20pt" style:font-weight-complex="bold"/>
    </style:style>
    <style:style style:name="P4" style:family="paragraph" style:parent-style-name="Standard">
      <style:paragraph-properties fo:text-align="start" style:justify-single-word="false"/>
      <style:text-properties fo:color="#000000" fo:font-size="14pt"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autospace="none"/>
      <style:text-properties style:font-name="Times New Roman" fo:font-size="14pt" style:font-name-asian="ArialMT" style:font-size-asian="14pt" style:font-name-complex="ArialMT" style:font-size-complex="14pt"/>
    </style:style>
    <style:style style:name="P6" style:family="paragraph" style:parent-style-name="Standard">
      <style:paragraph-properties fo:text-align="start" style:justify-single-word="false" style:text-autospace="none"/>
      <style:text-properties style:font-name="Times New Roman" fo:font-size="14pt" fo:font-style="italic" style:font-name-asian="Arial-ItalicMT" style:font-size-asian="14pt" style:font-style-asian="italic" style:font-name-complex="Arial-ItalicMT" style:font-size-complex="14pt" style:font-style-complex="italic"/>
    </style:style>
    <style:style style:name="P7" style:family="paragraph" style:parent-style-name="Standard">
      <style:paragraph-properties fo:text-align="start" style:justify-single-word="false" fo:background-color="#ccffff" fo:padding="0.049cm" fo:border="0.002cm solid #000000" style:shadow="none">
        <style:background-image/>
      </style:paragraph-properties>
    </style:style>
    <style:style style:name="P8" style:family="paragraph" style:parent-style-name="Standard">
      <style:paragraph-properties fo:text-align="center" style:justify-single-word="false" fo:background-color="#ccffff" fo:padding="0.049cm" fo:border="0.002cm solid #000000" style:shadow="none">
        <style:background-image/>
      </style:paragraph-properties>
      <style:text-properties fo:color="#000000" fo:font-size="14pt" fo:font-weight="normal" style:font-size-asian="14pt" style:font-weight-asian="normal" style:font-size-complex="14pt" style:font-weight-complex="normal"/>
    </style:style>
    <style:style style:name="P9" style:family="paragraph" style:parent-style-name="Standard">
      <style:paragraph-properties fo:text-align="start" style:justify-single-word="false" fo:background-color="#ccffff" fo:padding="0.049cm" fo:border="0.002cm solid #000000" style:shadow="none">
        <style:background-image/>
      </style:paragraph-properties>
      <style:text-properties fo:color="#000000" fo:font-size="14pt" fo:font-weight="normal" style:font-size-asian="14pt" style:font-weight-asian="normal" style:font-size-complex="14pt" style:font-weight-complex="normal"/>
    </style:style>
    <style:style style:name="P10" style:family="paragraph" style:parent-style-name="Standard">
      <style:paragraph-properties fo:text-align="start" style:justify-single-word="false" fo:background-color="#ccffff" fo:padding="0.049cm" fo:border="0.002cm solid #000000" style:shadow="none">
        <style:background-image/>
      </style:paragraph-properties>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11" style:family="paragraph" style:parent-style-name="Standard">
      <style:paragraph-properties fo:text-align="center" style:justify-single-word="false" fo:background-color="#ccffff" fo:padding="0.049cm" fo:border="0.002cm solid #000000" style:shadow="none">
        <style:background-image/>
      </style:paragraph-properties>
      <style:text-properties fo:font-variant="normal" fo:text-transform="none" fo:color="#000000" style:font-name="Times New Roman"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P12" style:family="paragraph" style:parent-style-name="Standard">
      <style:paragraph-properties fo:text-align="center" style:justify-single-word="false" fo:background-color="#99ccff">
        <style:background-image/>
      </style:paragraph-properties>
      <style:text-properties fo:color="#000000" fo:font-size="20pt" fo:font-weight="bold" style:font-size-asian="20pt" style:font-weight-asian="bold" style:font-size-complex="20pt" style:font-weight-complex="bold"/>
    </style:style>
    <style:style style:name="P13" style:family="paragraph" style:parent-style-name="Standard">
      <style:paragraph-properties fo:text-align="center" style:justify-single-word="false" fo:background-color="#99ccff">
        <style:background-image/>
      </style:paragraph-properties>
      <style:text-properties fo:color="#000000" fo:font-size="16pt" fo:font-weight="bold" style:font-size-asian="16pt" style:font-weight-asian="bold" style:font-size-complex="16pt" style:font-weight-complex="bold"/>
    </style:style>
    <style:style style:name="P14" style:family="paragraph" style:parent-style-name="Standard">
      <style:paragraph-properties fo:background-color="#99ccff">
        <style:background-image/>
      </style:paragraph-properties>
      <style:text-properties fo:color="#666666" fo:font-size="16pt" fo:font-weight="bold" style:font-size-asian="16pt" style:font-weight-asian="bold" style:font-size-complex="16pt" style:font-weight-complex="bold"/>
    </style:style>
    <style:style style:name="P15" style:family="paragraph" style:parent-style-name="Standard">
      <style:paragraph-properties fo:text-align="start" style:justify-single-word="false" fo:background-color="#ffffff" fo:padding="0.049cm" fo:border="0.002cm solid #000000" style:shadow="none">
        <style:background-image/>
      </style:paragraph-properties>
    </style:style>
    <style:style style:name="P16" style:family="paragraph" style:parent-style-name="Standard">
      <style:paragraph-properties fo:text-align="start" style:justify-single-word="false" fo:background-color="#ffffff" fo:padding="0.049cm" fo:border="0.002cm solid #000000" style:shadow="none">
        <style:background-image/>
      </style:paragraph-properties>
      <style:text-properties fo:color="#000000" fo:font-size="14pt" fo:font-weight="normal" style:font-size-asian="14pt" style:font-weight-asian="normal" style:font-size-complex="14pt" style:font-weight-complex="normal"/>
    </style:style>
    <style:style style:name="P17" style:family="paragraph" style:parent-style-name="Standard">
      <style:paragraph-properties fo:text-align="center" style:justify-single-word="false" fo:background-color="#ffffff" fo:padding="0.049cm" fo:border="0.002cm solid #000000" style:shadow="none">
        <style:background-image/>
      </style:paragraph-properties>
      <style:text-properties fo:color="#000000" fo:font-size="14pt" fo:font-weight="normal" style:font-size-asian="14pt" style:font-weight-asian="normal" style:font-size-complex="14pt" style:font-weight-complex="normal"/>
    </style:style>
    <style:style style:name="P18" style:family="paragraph" style:parent-style-name="Standard">
      <style:paragraph-properties fo:text-align="start" style:justify-single-word="false" fo:background-color="#ffffff" fo:padding="0cm" fo:border="none" style:shadow="none">
        <style:background-image/>
      </style:paragraph-properties>
    </style:style>
    <style:style style:name="P19" style:family="paragraph" style:parent-style-name="Standard">
      <style:paragraph-properties fo:text-align="start" style:justify-single-word="false" fo:background-color="#ffffff" fo:padding="0cm" fo:border="none" style:shadow="none">
        <style:background-image/>
      </style:paragraph-properties>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20" style:family="paragraph" style:parent-style-name="Standard">
      <style:paragraph-properties fo:text-align="start" style:justify-single-word="false" fo:background-color="#ffffff" fo:padding="0cm" fo:border="none" style:shadow="none">
        <style:background-image/>
      </style:paragraph-properties>
      <style:text-properties fo:font-variant="normal" fo:text-transform="none" fo:color="#000000" style:font-name="Times New Roman" fo:font-size="14pt" fo:letter-spacing="normal" fo:font-style="normal" style:text-underline-style="none" fo:font-weight="normal" style:font-size-asian="14pt" style:font-weight-asian="normal" style:font-size-complex="14pt" style:font-weight-complex="normal"/>
    </style:style>
    <style:style style:name="P21" style:family="paragraph" style:parent-style-name="Standard">
      <style:paragraph-properties fo:text-align="justify" style:justify-single-word="false" fo:background-color="#ffffff" fo:padding="0cm" fo:border="none" style:shadow="none">
        <style:background-image/>
      </style:paragraph-properties>
      <style:text-properties fo:font-variant="normal" fo:text-transform="none" fo:color="#000000" style:font-name="Times New Roman" fo:font-size="14pt" fo:letter-spacing="normal" fo:font-style="normal" style:text-underline-style="none" fo:font-weight="normal" style:font-size-asian="14pt" style:font-weight-asian="normal" style:font-size-complex="14pt" style:font-weight-complex="normal"/>
    </style:style>
    <style:style style:name="P22" style:family="paragraph" style:parent-style-name="Standard">
      <style:paragraph-properties fo:text-align="justify" style:justify-single-word="false" fo:background-color="#ffffff" fo:padding="0cm" fo:border="none" style:shadow="none">
        <style:background-image/>
      </style:paragraph-properties>
    </style:style>
    <style:style style:name="P23" style:family="paragraph" style:parent-style-name="Standard">
      <style:paragraph-properties fo:text-align="start" style:justify-single-word="false" fo:padding="0.049cm" fo:border="0.002cm solid #000000" style:shadow="none"/>
      <style:text-properties fo:color="#000000" fo:font-size="16pt" fo:font-weight="normal" style:font-size-asian="16pt" style:font-weight-asian="normal" style:font-size-complex="16pt" style:font-weight-complex="normal"/>
    </style:style>
    <style:style style:name="P24" style:family="paragraph" style:parent-style-name="Standard">
      <style:paragraph-properties fo:text-align="start" style:justify-single-word="false" fo:padding="0.049cm" fo:border="0.002cm solid #000000" style:shadow="none"/>
      <style:text-properties fo:color="#000000" fo:font-size="14pt" fo:font-weight="normal" style:font-size-asian="14pt" style:font-weight-asian="normal" style:font-size-complex="14pt" style:font-weight-complex="normal"/>
    </style:style>
    <style:style style:name="P25" style:family="paragraph" style:parent-style-name="Standard" style:master-page-name="">
      <style:paragraph-properties fo:text-align="center" style:justify-single-word="false" style:page-number="auto" fo:background-color="#99ccff" fo:padding="0.049cm" fo:border="0.002cm solid #000000" style:shadow="none">
        <style:background-image/>
      </style:paragraph-properties>
      <style:text-properties fo:color="#000000" fo:font-size="14pt" fo:font-weight="normal" style:font-size-asian="14pt" style:font-weight-asian="normal" style:font-size-complex="14pt" style:font-weight-complex="normal"/>
    </style:style>
    <style:style style:name="P26" style:family="paragraph" style:parent-style-name="Standard">
      <style:paragraph-properties fo:text-align="justify" style:justify-single-word="false" fo:background-color="#ffffff" fo:padding="0cm" fo:border="none" style:shadow="none">
        <style:background-image/>
      </style:paragraph-properties>
      <style:text-properties fo:letter-spacing="normal"/>
    </style:style>
    <style:style style:name="P27" style:family="paragraph" style:parent-style-name="Standard" style:list-style-name="L1">
      <style:paragraph-properties fo:text-align="start" style:justify-single-word="false" fo:background-color="#ffffff" fo:padding="0cm" fo:border="none" style:shadow="none">
        <style:background-image/>
      </style:paragraph-properties>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list-style-name="L2">
      <style:paragraph-properties fo:text-align="justify" style:justify-single-word="false" fo:background-color="#ffffff" fo:padding="0cm" fo:border="none" style:shadow="none">
        <style:background-image/>
      </style:paragraph-properties>
      <style:text-properties fo:font-variant="normal" fo:text-transform="none" fo:color="#000000" style:font-name="Times New Roman" fo:font-size="14pt" fo:letter-spacing="normal" fo:font-style="normal" style:text-underline-style="none" fo:font-weight="normal" style:font-size-asian="14pt" style:font-weight-asian="normal" style:font-size-complex="14pt" style:font-weight-complex="normal"/>
    </style:style>
    <style:style style:name="P29" style:family="paragraph" style:parent-style-name="Standard">
      <style:paragraph-properties fo:text-align="start" style:justify-single-word="false" fo:background-color="#ffffff" fo:padding="0cm" fo:border="none" style:shadow="none">
        <style:background-image/>
      </style:paragraph-properties>
      <style:text-properties fo:font-variant="normal" fo:text-transform="none" fo:color="#000000" style:font-name="Times New Roman" fo:font-size="14pt" fo:letter-spacing="normal" fo:font-style="normal" style:text-underline-style="none" fo:font-weight="normal" style:font-name-asian="ArialMT" style:font-size-asian="14pt" style:font-weight-asian="normal" style:font-name-complex="ArialMT" style:font-size-complex="14pt" style:font-weight-complex="normal"/>
    </style:style>
    <style:style style:name="P30" style:family="paragraph" style:parent-style-name="Standard">
      <style:paragraph-properties fo:text-align="start" style:justify-single-word="false" fo:background-color="#ffffff" fo:padding="0cm" fo:border="none" style:shadow="none">
        <style:background-image/>
      </style:paragraph-properties>
    </style:style>
    <style:style style:name="P31" style:family="paragraph" style:parent-style-name="Standard">
      <style:paragraph-properties fo:text-align="start" style:justify-single-word="false" style:text-autospace="none"/>
      <style:text-properties style:font-name="Times New Roman" fo:font-size="14pt" style:font-name-asian="ArialMT" style:font-size-asian="14pt" style:font-name-complex="ArialMT" style:font-size-complex="14pt"/>
    </style:style>
    <style:style style:name="P32" style:family="paragraph" style:parent-style-name="Standard">
      <style:paragraph-properties fo:text-align="start" style:justify-single-word="false" style:text-autospace="none"/>
      <style:text-properties style:font-name="Times New Roman" fo:font-size="14pt" style:font-name-asian="Arial-ItalicMT" style:font-size-asian="14pt" style:font-name-complex="Arial-ItalicMT" style:font-size-complex="14pt"/>
    </style:style>
    <style:style style:name="P33" style:family="paragraph" style:parent-style-name="Standard" style:list-style-name="">
      <style:paragraph-properties fo:text-align="start" style:justify-single-word="false" style:text-autospace="none"/>
      <style:text-properties style:font-name="ArialMT" fo:font-size="11pt" style:font-name-asian="ArialMT" style:font-size-asian="11pt" style:font-name-complex="ArialMT" style:font-size-complex="11pt"/>
    </style:style>
    <style:style style:name="P34" style:family="paragraph" style:parent-style-name="Standard" style:list-style-name="">
      <style:paragraph-properties fo:text-align="justify" style:justify-single-word="false" style:text-autospace="none"/>
      <style:text-properties style:font-name="Times New Roman" fo:font-size="12pt" style:font-name-asian="ArialMT" style:font-size-asian="12pt" style:font-name-complex="ArialMT" style:font-size-complex="12pt"/>
    </style:style>
    <style:style style:name="P35" style:family="paragraph" style:parent-style-name="Standard">
      <style:paragraph-properties fo:text-align="center" style:justify-single-word="false" fo:background-color="#ccffff" fo:padding="0.049cm" fo:border="0.002cm solid #000000" style:shadow="none" style:text-autospace="none">
        <style:background-image/>
      </style:paragraph-properties>
      <style:text-properties fo:font-variant="normal" fo:text-transform="none" fo:color="#000000" style:font-name="Times New Roman" fo:font-size="14pt" fo:letter-spacing="normal" fo:font-style="normal" style:text-underline-style="solid" style:text-underline-width="auto" style:text-underline-color="font-color" fo:font-weight="bold" style:font-name-asian="Arial-BoldMT" style:font-size-asian="14pt" style:font-weight-asian="bold" style:font-name-complex="Arial-BoldMT" style:font-size-complex="14pt" style:font-weight-complex="bold"/>
    </style:style>
    <style:style style:name="P36" style:family="paragraph" style:parent-style-name="Table_20_Contents">
      <style:paragraph-properties fo:text-align="start" style:justify-single-word="false"/>
      <style:text-properties style:font-name="Times New Roman" fo:font-size="14pt" style:font-name-asian="ArialMT" style:font-size-asian="14pt" style:font-name-complex="ArialMT" style:font-size-complex="14pt"/>
    </style:style>
    <style:style style:name="P37" style:family="paragraph" style:parent-style-name="Table_20_Contents">
      <style:paragraph-properties fo:text-align="center" style:justify-single-word="false" fo:background-color="#ccffcc">
        <style:background-image/>
      </style:paragraph-properties>
      <style:text-properties style:font-name="Times New Roman" fo:font-size="14pt" style:font-name-asian="ArialMT" style:font-size-asian="14pt" style:font-name-complex="ArialMT" style:font-size-complex="14pt"/>
    </style:style>
    <style:style style:name="T1" style:family="text">
      <style:text-properties fo:color="#000000" fo:font-size="16pt" fo:font-weight="normal" style:font-size-asian="16pt" style:font-weight-asian="normal" style:font-size-complex="16pt" style:font-weight-complex="normal"/>
    </style:style>
    <style:style style:name="T2" style:family="text">
      <style:text-properties fo:color="#000000" fo:font-size="14pt" fo:font-weight="normal" style:font-size-asian="14pt" style:font-weight-asian="normal" style:font-size-complex="14pt" style:font-weight-complex="normal"/>
    </style:style>
    <style:style style:name="T3" style:family="text">
      <style:text-properties fo:color="#000000" style:font-name="Times New Roman" fo:font-size="14pt" fo:font-weight="normal" style:font-size-asian="14pt" style:font-weight-asian="normal" style:font-size-complex="14pt" style:font-weight-complex="normal"/>
    </style:style>
    <style:style style:name="T4" style:family="text">
      <style:text-properties fo:color="#000000" style:font-name="Times New Roman" fo:font-size="14pt" fo:letter-spacing="normal" fo:font-style="normal" fo:font-weight="normal" style:font-size-asian="14pt" style:font-style-asian="normal" style:font-size-complex="14pt" style:font-style-complex="normal"/>
    </style:style>
    <style:style style:name="T5" style:family="text">
      <style:text-properties style:text-underline-style="solid" style:text-underline-width="auto" style:text-underline-color="font-color"/>
    </style:style>
    <style:style style:name="T6" style:family="text">
      <style:text-properties fo:font-weight="bold" style:font-weight-asian="bold" style:font-weight-complex="bold"/>
    </style:style>
    <style:style style:name="T7" style:family="text">
      <style:text-properties fo:font-size="14pt" style:font-size-asian="14pt" style:font-size-complex="14pt"/>
    </style:style>
    <style:style style:name="T8"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9" style:family="text">
      <style:text-properties fo:font-variant="normal" fo:text-transform="none" fo:color="#000000" style:font-name="Times New Roman" fo:font-size="14pt" fo:letter-spacing="normal" fo:font-style="normal" style:text-underline-style="none" fo:font-weight="normal" style:font-size-asian="14pt" style:font-weight-asian="normal" style:font-size-complex="14pt" style:font-weight-complex="normal"/>
    </style:style>
    <style:style style:name="T10" style:family="text">
      <style:text-properties fo:font-variant="normal" fo:text-transform="none" fo:color="#000000" fo:letter-spacing="normal" fo:font-style="normal"/>
    </style:style>
    <style:style style:name="T11" style:family="text">
      <style:text-properties fo:font-variant="normal" fo:text-transform="none" fo:color="#000000" fo:letter-spacing="normal" fo:font-style="normal" style:text-underline-style="none" fo:font-weight="normal" style:font-weight-asian="normal" style:font-weight-complex="normal"/>
    </style:style>
    <style:style style:name="T12" style:family="text">
      <style:text-properties fo:letter-spacing="normal"/>
    </style:style>
    <style:style style:name="T13"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____________________________________________________________</text:p>
      <text:p text:style-name="P14"/>
      <text:p text:style-name="P13">Site Web FREELANCE</text:p>
      <text:p text:style-name="P13">PPE4 <text:a xlink:type="simple" xlink:href="http://freelance-sphere.com/" text:style-name="Internet_20_link" text:visited-style-name="Visited_20_Internet_20_Link"><text:span text:style-name="T5">freelance-sphere.com</text:span></text:a></text:p>
      <text:p text:style-name="P14">____________________________________________________________</text:p>
      <text:p text:style-name="P1"/>
      <text:p text:style-name="P1"/>
      <text:p text:style-name="P1"/>
      <text:p text:style-name="P12">CAHIER DES CHARGES</text:p>
      <text:p text:style-name="P3"/>
      <text:p text:style-name="P3"/>
      <text:p text:style-name="P25"><text:s text:c="2"/><text:span text:style-name="T6">Informations sur le projet</text:span></text:p>
      <text:p text:style-name="P2"/>
      <text:p text:style-name="P15"><text:span text:style-name="T1"><text:s text:c="8"/>GROUPE : - </text:span><text:span text:style-name="T2">DJEGHERIFF Mikael</text:span></text:p>
      <text:p text:style-name="P16"><text:s text:c="31"/>- SALVADORE Tom</text:p>
      <text:p text:style-name="P16"><text:s text:c="31"/>- GRAILLE Jonathan</text:p>
      <text:p text:style-name="P17">-----------------------------------------------------------------------------------------</text:p>
      <text:p text:style-name="P24"><text:s text:c="10"/>Nom du projet : <text:s text:c="39"/>Site de recrutement de Freelance</text:p>
      <text:p text:style-name="P17">-----------------------------------------------------------------------------------------</text:p>
      <text:p text:style-name="P24"><text:s text:c="10"/>Type de document : <text:s text:c="33"/>Cahier des charges</text:p>
      <text:p text:style-name="P17">-----------------------------------------------------------------------------------------</text:p>
      <text:p text:style-name="P23"><text:tab/><text:span text:style-name="T7">Version : <text:s text:c="50"/>1.0</text:span></text:p>
      <text:p text:style-name="P17">-----------------------------------------------------------------------------------------</text:p>
      <text:p text:style-name="P16"><text:tab/>Statut du document : <text:s text:c="31"/>Livré</text:p>
      <text:p text:style-name="P3"/>
      <text:p text:style-name="P25"><text:s text:c="2"/><text:span text:style-name="T6">Caractéristiques sur le groupe</text:span></text:p>
      <text:p text:style-name="P2"/>
      <text:p text:style-name="P8">Personne<text:tab/><text:tab/><text:tab/><text:tab/>Email<text:tab/><text:tab/><text:tab/><text:tab/><text:tab/>Rôle</text:p>
      <text:p text:style-name="P4"/>
      <text:p text:style-name="P9"><text:s text:c="4"/>DJEGHERIFF Mikael<text:tab/><text:tab/><text:a xlink:type="simple" xlink:href="mailto:Mike.Dje@outlook.fr" text:style-name="Internet_20_link" text:visited-style-name="Visited_20_Internet_20_Link">Mike.Dje@outlook.fr</text:a><text:tab/><text:tab/> <text:s text:c="6"/>Développement <text:tab/><text:tab/><text:tab/><text:tab/><text:tab/><text:tab/><text:tab/><text:tab/><text:tab/><text:tab/> <text:s/>Front-End Back-End</text:p>
      <text:p text:style-name="P9"/>
      <text:p text:style-name="P7"><text:span text:style-name="T2"><text:s/></text:span><text:span text:style-name="T3"><text:s text:c="3"/>SALVADORE Tom<text:tab/><text:tab/></text:span><text:a xlink:type="simple" xlink:href="mailto:tom.salvadore@ufip.eu" text:style-name="Internet_20_link" text:visited-style-name="Visited_20_Internet_20_Link"><text:span text:style-name="T7">tom.salvadore@ufip.eu</text:span></text:a><text:span text:style-name="T8"> <text:s text:c="19"/>Développement <text:tab/><text:tab/><text:tab/><text:tab/><text:tab/><text:tab/><text:tab/><text:tab/><text:tab/><text:tab/> <text:s/>Front-End Back-End</text:span></text:p>
      <text:p text:style-name="P10"/>
      <text:p text:style-name="P7"><text:span text:style-name="T8"><text:s text:c="4"/>GRAILLE Jonathan<text:tab/> <text:s text:c="5"/></text:span><text:a xlink:type="simple" xlink:href="mailto:jonathan.graille@gmail.com" text:style-name="Internet_20_link" text:visited-style-name="Visited_20_Internet_20_Link"><text:span text:style-name="T7">jonathan.graille@gmail.com</text:span></text:a><text:span text:style-name="T8"> <text:s text:c="15"/>Développement <text:tab/><text:tab/><text:tab/><text:tab/><text:tab/><text:tab/><text:tab/><text:tab/><text:tab/><text:tab/> <text:s/>Front-End Back-End</text:span></text:p>
      <text:p text:style-name="P19"><text:s text:c="2"/></text:p>
      <text:p text:style-name="P19"/>
      <text:p text:style-name="P18"/>
      <text:p text:style-name="P18"/>
      <text:p text:style-name="P11"><text:soft-page-break/>I – Présentation du contexte et définition des attentes du client</text:p>
      <text:p text:style-name="P20"/>
      <text:p text:style-name="P21"><text:tab/>Le site <text:a xlink:type="simple" xlink:href="http://freelance-sphere.com/" text:style-name="Internet_20_link" text:visited-style-name="Visited_20_Internet_20_Link">freelance-sphere.com</text:a> est un site web qui rassemble les freelances et les sociétés spécialisées dans les technologies de l'informatique, aussi bien en programmation et développement qu'en ingénierie réseaux et sécurité systèmes. Sur ce site, les offres de mission sont consultables sans même être connecté. Pour y postuler, l'utilisateur devra créer un compte freelance et passer le QCM d'admission. Pour en déposer, l'utilisateur devra créer un compte en tant que représentant d'une société et pourra directement créer des offres de mission. Par ailleurs un système de filtre est disponible pour faciliter l'accès à vos recherches sur notre site. Vous pourrez ainsi trouver les missions qui vous correspondent ou bien les freelances compétents dans votre domaine d'expertise !</text:p>
      <text:p text:style-name="P21"/>
      <text:p text:style-name="P22"><text:span text:style-name="T9"><text:tab/>Par mesure de sécurité, plusieurs administrateurs gèrent le site et se réservent tout droit de modification voire suppression de missions ou de profils qui porteraient atteinte à l'image de notre site et à nos clients ainsi qu'aux règles de confidentialité conformément à la l</text:span><text:span text:style-name="T4">oi n° 78-17 du 6 janvier 1978 relative à l'informatique, aux fichiers et aux libertés</text:span><text:span text:style-name="T12"> consultable ici : </text:span><text:a xlink:type="simple" xlink:href="https://www.cnil.fr/fr/loi-78-17-du-6-janvier-1978-modifiee#Article1" text:style-name="Internet_20_link" text:visited-style-name="Visited_20_Internet_20_Link"><text:span text:style-name="T12">https://www.cnil.fr/fr/loi-78-17-du-6-janvier-1978-modifiee#Article1</text:span></text:a></text:p>
      <text:p text:style-name="P26"/>
      <text:p text:style-name="P18"/>
      <text:p text:style-name="P11">II – Fonctionnalités</text:p>
      <text:p text:style-name="P20"/>
      <text:p text:style-name="P20"><text:tab/><text:span text:style-name="T13">Utilisateur non connecté :</text:span></text:p>
      <text:list xml:id="list7261203231900070171" text:style-name="L1">
        <text:list-item>
          <text:list>
            <text:list-item>
              <text:p text:style-name="P27">Consulter les offres de missions et les profils des freelance.</text:p>
              <text:p text:style-name="P27"/>
            </text:list-item>
          </text:list>
        </text:list-item>
      </text:list>
      <text:p text:style-name="P20"><text:tab/><text:span text:style-name="T13">Compte freelance :</text:span></text:p>
      <text:list xml:id="list151974303665709811" text:style-name="L2">
        <text:list-item>
          <text:list>
            <text:list-item>
              <text:p text:style-name="P28">Création, modification du compte et caractéristiques du profil.</text:p>
            </text:list-item>
            <text:list-item>
              <text:p text:style-name="P28">Passer le QCM pour déblocage du compte.</text:p>
            </text:list-item>
            <text:list-item>
              <text:p text:style-name="P28">Rechercher, postuler à une ou plusieurs missions.</text:p>
            </text:list-item>
            <text:list-item>
              <text:p text:style-name="P28">Échanger messagerie avec la société offrant le contrat.</text:p>
            </text:list-item>
          </text:list>
        </text:list-item>
      </text:list>
      <text:p text:style-name="P21"/>
      <text:p text:style-name="P21"><text:tab/><text:span text:style-name="T13">Compte société :</text:span></text:p>
      <text:list xml:id="list33647574" text:continue-numbering="true" text:style-name="L2">
        <text:list-item>
          <text:list>
            <text:list-item>
              <text:p text:style-name="P28">Création, modification du compte et caractéristiques du profil.</text:p>
            </text:list-item>
            <text:list-item>
              <text:p text:style-name="P28">Ajouter, modifier les missions déposées.</text:p>
            </text:list-item>
            <text:list-item>
              <text:p text:style-name="P28">Rechercher, contacter les freelances qui vous intéressent.</text:p>
            </text:list-item>
            <text:list-item>
              <text:p text:style-name="P28">Échanger messagerie avec les freelances que vous souhaitez démarcher.</text:p>
            </text:list-item>
          </text:list>
        </text:list-item>
      </text:list>
      <text:p text:style-name="P21"/>
      <text:p text:style-name="P21"><text:tab/><text:span text:style-name="T13">Compte Administrateur :</text:span></text:p>
      <text:list xml:id="list33659290" text:continue-numbering="true" text:style-name="L2">
        <text:list-item>
          <text:list>
            <text:list-item>
              <text:p text:style-name="P28">Création, modification du compte et caractéristiques du profil.</text:p>
            </text:list-item>
            <text:list-item>
              <text:p text:style-name="P28">Ajouter, modifier les missions déposées.</text:p>
            </text:list-item>
            <text:list-item>
              <text:p text:style-name="P28">Rechercher, contacter les freelances qui vous intéressent.</text:p>
            </text:list-item>
          </text:list>
        </text:list-item>
      </text:list>
      <text:p text:style-name="P21"><text:tab/><text:tab/></text:p>
      <text:p text:style-name="P21"/>
      <text:p text:style-name="P21"><text:soft-page-break/></text:p>
      <text:p text:style-name="P18"/>
      <text:p text:style-name="P11">III – Règles de contrôles des données</text:p>
      <text:p text:style-name="P20"/>
      <text:p text:style-name="P29"><text:tab/>Pour que les données soient correctes, une double vérification a été mise en place. D'une part côté client pour les saisies avec JavaScript, d'autre part avec PHP pour les informations dans la base de données.</text:p>
      <text:p text:style-name="P29"/>
      <text:p text:style-name="P5"><text:tab/><text:span text:style-name="T5">Voici quelques règles de contrôle à effectuer :</text:span></text:p>
      <text:p text:style-name="P5"><text:tab/>1 - Un compte est rattaché à une et une seule personne.</text:p>
      <text:p text:style-name="P5"><text:tab/>2 - Unicité des ID (identifiant unique) des utilisateurs.</text:p>
      <text:p text:style-name="P5"><text:tab/>3 - Tous les nouveaux mots de passe doivent être cryptés.</text:p>
      <text:p text:style-name="P5"><text:tab/>4 - L’adresse électronique doit être enregistrée en minuscule et sans caractère <text:tab/> <text:s text:c="4"/>accentué. Seuls le tiret et le point sont autorisés ainsi que le domaine <text:tab/> <text:s text:c="3"/><text:tab/> <text:s text:c="4"/>associé.</text:p>
      <text:p text:style-name="P5"><text:tab/>5 - Le nom d’utilisateur ne doit pas contenir de caractère spécial ni de chiffre. </text:p>
      <text:p text:style-name="P5"><text:tab/>6 - Le mot de passe est choisi lors de l'inscription.</text:p>
      <text:p text:style-name="P6"><text:tab/></text:p>
      <text:p text:style-name="P32"><text:span text:style-name="T13"><text:tab/>Exemple d'inscription freelance :</text:span></text:p>
      <text:p text:style-name="P5"><text:tab/><text:tab/>Nom :</text:p>
      <text:p text:style-name="P5"><text:tab/><text:tab/><text:tab/>Doe</text:p>
      <text:p text:style-name="P5"><text:tab/><text:tab/>Prénom : </text:p>
      <text:p text:style-name="P5"><text:tab/><text:tab/><text:tab/>John</text:p>
      <text:p text:style-name="P5"><text:tab/><text:tab/>Email :</text:p>
      <text:p text:style-name="P5"><text:tab/><text:tab/><text:tab/>&lt;saisie-valide&gt;@&lt;domaine&gt; → <text:a xlink:type="simple" xlink:href="mailto:john.doe@mail.com" text:style-name="Internet_20_link" text:visited-style-name="Visited_20_Internet_20_Link">john.doe@mail.com</text:a></text:p>
      <text:p text:style-name="P5"><text:tab/><text:tab/>Password :</text:p>
      <text:p text:style-name="P5"><text:tab/><text:tab/><text:tab/>motdepasse → sera crypté.</text:p>
      <text:p text:style-name="P5"/>
      <text:p text:style-name="P18"/>
      <text:p text:style-name="P35">IV – Règles de sécurité</text:p>
      <text:p text:style-name="P33"/>
      <text:p text:style-name="P34"><text:tab/>Les mots de passe des utilisateurs seront cryptés puis stockés dans la base de données, seul l'utilisateur donc connaîtra son mot de passe.</text:p>
      <text:p text:style-name="P34"><text:tab/>Pour ce faire, nous avons décidé d’utiliser le salage du mot de passe, avant de le crypter pour éviter tout risque de brute force dessus, ce qui augmentera sa sécurité. Tout domaine touchant aux mots de passe inclut un ensemble de confidentialité, notamment les données à caractère personnel. De ce fait, la base de données doit être déclarée à la Commission Nationale de l’informatique et des Libertés (CNIL).</text:p>
      <text:p text:style-name="P34"><text:tab/>Le profil de chaque utilisateur reste modifiable une fois connecté, ainsi le mot de passe peut être changé, mais il faudra d'abord renseigner l'ancien mot de passe.</text:p>
      <text:p text:style-name="P5"/>
      <text:p text:style-name="P5"/>
      <text:p text:style-name="P5"/>
      <text:p text:style-name="P5"/>
      <text:p text:style-name="P5"/>
      <text:p text:style-name="P5"><text:span text:style-name="T11"/></text:p>
      <text:p text:style-name="P18"><text:soft-page-break/></text:p>
      <text:p text:style-name="P35"><text:span text:style-name="T10">V – Fonctionnalités du site web</text:span></text:p>
      <text:p text:style-name="P5"><text:span text:style-name="T11"/></text:p>
      <table:table table:name="Tableau2" table:style-name="Tableau2">
        <table:table-column table:style-name="Tableau2.A"/>
        <table:table-row>
          <table:table-cell table:style-name="Tableau2.A1" office:value-type="string">
            <text:p text:style-name="P37">Première Fonctionnalité : Chercher une mission</text:p>
          </table:table-cell>
        </table:table-row>
      </table:table>
      <text:p text:style-name="P5"><text:span text:style-name="T11"/></text:p>
      <table:table table:name="Tableau1" table:style-name="Tableau1">
        <table:table-column table:style-name="Tableau1.A"/>
        <table:table-column table:style-name="Tableau1.B"/>
        <table:table-row>
          <table:table-cell table:style-name="Tableau1.A1" office:value-type="string">
            <text:p text:style-name="P36">Fonctionnement</text:p>
            <text:p text:style-name="P36"/>
            <text:p text:style-name="P36"/>
          </table:table-cell>
          <table:table-cell table:style-name="Tableau1.B1" office:value-type="string">
            <text:p text:style-name="P36">Permet de faire une recherche sur le site pour accéder aux missions disponibles en ligne.</text:p>
          </table:table-cell>
        </table:table-row>
        <table:table-row>
          <table:table-cell table:style-name="Tableau1.A2" office:value-type="string">
            <text:p text:style-name="P36">Description</text:p>
            <text:p text:style-name="P36"/>
            <text:p text:style-name="P36"/>
          </table:table-cell>
          <table:table-cell table:style-name="Tableau1.B2" office:value-type="string">
            <text:p text:style-name="P36">Affiche en fonction des filtres choisit par l'utilisateur les missions correspondant à sa recherche.</text:p>
          </table:table-cell>
        </table:table-row>
        <table:table-row>
          <table:table-cell table:style-name="Tableau1.A2" office:value-type="string">
            <text:p text:style-name="P36">Règles</text:p>
            <text:p text:style-name="P36"/>
          </table:table-cell>
          <table:table-cell table:style-name="Tableau1.B2" office:value-type="string">
            <text:p text:style-name="P36">Connecté ou non l'utilisateur peut accéder aux offres de missions, mais ne pourra y postuler qu'en étant connecté sous un compte freelance.</text:p>
          </table:table-cell>
        </table:table-row>
        <table:table-row>
          <table:table-cell table:style-name="Tableau1.A2" office:value-type="string">
            <text:p text:style-name="P36">Priorité</text:p>
          </table:table-cell>
          <table:table-cell table:style-name="Tableau1.B2" office:value-type="string">
            <text:p text:style-name="P36">Haute.</text:p>
          </table:table-cell>
        </table:table-row>
      </table:table>
      <text:p text:style-name="P5"><text:span text:style-name="T11"/></text:p>
      <table:table table:name="Tableau3" table:style-name="Tableau3">
        <table:table-column table:style-name="Tableau3.A"/>
        <table:table-row>
          <table:table-cell table:style-name="Tableau3.A1" office:value-type="string">
            <text:p text:style-name="P37">Deuxième Fonctionnalité : Chercher un freelance</text:p>
          </table:table-cell>
        </table:table-row>
      </table:table>
      <text:p text:style-name="P5"><text:span text:style-name="T11"/></text:p>
      <table:table table:name="Tableau4" table:style-name="Tableau4">
        <table:table-column table:style-name="Tableau4.A"/>
        <table:table-column table:style-name="Tableau4.B"/>
        <table:table-row>
          <table:table-cell table:style-name="Tableau4.A1" office:value-type="string">
            <text:p text:style-name="P36">Fonctionnement</text:p>
            <text:p text:style-name="P36"/>
            <text:p text:style-name="P36"/>
          </table:table-cell>
          <table:table-cell table:style-name="Tableau4.B1" office:value-type="string">
            <text:p text:style-name="P36">Permet de faire une recherche sur le site pour accéder aux freelance disponibles pour un contrat.</text:p>
          </table:table-cell>
        </table:table-row>
        <table:table-row>
          <table:table-cell table:style-name="Tableau4.A2" office:value-type="string">
            <text:p text:style-name="P36">Description</text:p>
            <text:p text:style-name="P36"/>
            <text:p text:style-name="P36"/>
          </table:table-cell>
          <table:table-cell table:style-name="Tableau4.B2" office:value-type="string">
            <text:p text:style-name="P36">Affiche en fonction des filtres choisit par l'utilisateur les freelances correspondant à sa recherche.</text:p>
          </table:table-cell>
        </table:table-row>
        <table:table-row>
          <table:table-cell table:style-name="Tableau4.A2" office:value-type="string">
            <text:p text:style-name="P36">Règles</text:p>
            <text:p text:style-name="P36"/>
          </table:table-cell>
          <table:table-cell table:style-name="Tableau4.B2" office:value-type="string">
            <text:p text:style-name="P36">Connecté ou non l'utilisateur peut accéder aux profils des freelances, mais ne pourra les contacter qu'en étant connecté sous un compte société.</text:p>
          </table:table-cell>
        </table:table-row>
        <table:table-row>
          <table:table-cell table:style-name="Tableau4.A2" office:value-type="string">
            <text:p text:style-name="P36">Priorité</text:p>
          </table:table-cell>
          <table:table-cell table:style-name="Tableau4.B2" office:value-type="string">
            <text:p text:style-name="P36">Haute.</text:p>
          </table:table-cell>
        </table:table-row>
      </table:table>
      <text:p text:style-name="P5"><text:span text:style-name="T11"/></text:p>
      <table:table table:name="Tableau5" table:style-name="Tableau5">
        <table:table-column table:style-name="Tableau5.A"/>
        <table:table-row>
          <table:table-cell table:style-name="Tableau5.A1" office:value-type="string">
            <text:p text:style-name="P37">Troisième Fonctionnalité : Barre de recherche</text:p>
          </table:table-cell>
        </table:table-row>
      </table:table>
      <text:p text:style-name="P5"><text:span text:style-name="T11"/></text:p>
      <table:table table:name="Tableau6" table:style-name="Tableau6">
        <table:table-column table:style-name="Tableau6.A"/>
        <table:table-column table:style-name="Tableau6.B"/>
        <table:table-row>
          <table:table-cell table:style-name="Tableau6.A1" office:value-type="string">
            <text:p text:style-name="P36">Fonctionnement</text:p>
            <text:p text:style-name="P36"/>
            <text:p text:style-name="P36"/>
          </table:table-cell>
          <table:table-cell table:style-name="Tableau6.B1" office:value-type="string">
            <text:p text:style-name="P36">Permet la recherche sur le site en fonction de mots-clés et qui renvoie les profils freelance comme les missions.</text:p>
          </table:table-cell>
        </table:table-row>
        <table:table-row>
          <table:table-cell table:style-name="Tableau6.A2" office:value-type="string">
            <text:p text:style-name="P36">Description</text:p>
            <text:p text:style-name="P36"/>
            <text:p text:style-name="P36"/>
          </table:table-cell>
          <table:table-cell table:style-name="Tableau6.B2" office:value-type="string">
            <text:p text:style-name="P36">Affiche en fonction des mots-clés saisis par l'utilisateur les freelances et les missions correspondant à sa recherche.</text:p>
          </table:table-cell>
        </table:table-row>
        <table:table-row>
          <table:table-cell table:style-name="Tableau6.A2" office:value-type="string">
            <text:p text:style-name="P36">Règles</text:p>
            <text:p text:style-name="P36"/>
          </table:table-cell>
          <table:table-cell table:style-name="Tableau6.B2" office:value-type="string">
            <text:p text:style-name="P36">Connecté ou non l'utilisateur peut faire une recherche, mais ne pourra interagir qu'une fois authentifié.</text:p>
          </table:table-cell>
        </table:table-row>
        <table:table-row>
          <table:table-cell table:style-name="Tableau6.A2" office:value-type="string">
            <text:p text:style-name="P36">Priorité</text:p>
          </table:table-cell>
          <table:table-cell table:style-name="Tableau6.B2" office:value-type="string">
            <text:p text:style-name="P36">Moyenne.</text:p>
          </table:table-cell>
        </table:table-row>
      </table:table>
      <text:p text:style-name="P5"><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BoldMT" svg:font-family="Arial-BoldMT"/>
    <style:font-face style:name="Mangal1" svg:font-family="Mangal"/>
    <style:font-face style:name="OpenSymbol" svg:font-family="OpenSymbol"/>
    <style:font-face style:name="Arial-ItalicMT" svg:font-family="Arial-ItalicMT" style:font-family-generic="script"/>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004cm" fo:margin-bottom="2.004cm" fo:margin-left="2.004cm" fo:margin-right="2.00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athan graille</meta:initial-creator>
    <meta:creation-date>2017-01-09T12:41:47.42</meta:creation-date>
    <dc:date>2017-01-11T13:46:13.49</dc:date>
    <dc:creator>jonathan graille</dc:creator>
    <meta:editing-duration>PT2H55M55S</meta:editing-duration>
    <meta:editing-cycles>37</meta:editing-cycles>
    <meta:generator>OpenOffice/4.1.2$Win32 OpenOffice.org_project/412m3$Build-9782</meta:generator>
    <meta:document-statistic meta:table-count="6" meta:image-count="0" meta:object-count="0" meta:page-count="4" meta:paragraph-count="95" meta:word-count="856" meta:character-count="6445"/>
  </office:meta>
</office:document-meta>
</file>